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 Sans" svg:font-family="'Open Sans', sans-serif"/>
  </office:font-face-decls>
  <office:automatic-styles>
    <style:style style:name="Tabela1" style:family="table">
      <style:table-properties style:width="16.946cm" table:align="left"/>
    </style:style>
    <style:style style:name="Tabela1.A" style:family="table-column">
      <style:table-column-properties style:column-width="3.141cm"/>
    </style:style>
    <style:style style:name="Tabela1.B" style:family="table-column">
      <style:table-column-properties style:column-width="13.804cm"/>
    </style:style>
    <style:style style:name="Tabela1.A1" style:family="table-cell">
      <style:table-cell-properties style:vertical-align="middle" fo:padding="0.176cm" fo:border="0.75pt solid #000000"/>
    </style:style>
    <style:style style:name="P1" style:family="paragraph" style:parent-style-name="Table_20_Contents">
      <style:paragraph-properties fo:margin-top="0cm" fo:margin-bottom="0.499cm" style:contextual-spacing="false"/>
    </style:style>
    <style:style style:name="P2" style:family="paragraph" style:parent-style-name="Table_20_Contents">
      <style:paragraph-properties fo:margin-top="0cm" fo:margin-bottom="0cm" style:contextual-spacing="false" fo:line-height="120%" style:writing-mode="lr-tb"/>
      <style:text-properties fo:font-variant="normal" fo:text-transform="none" fo:color="#000000" loext:opacity="100%" style:text-line-through-style="none" style:text-line-through-type="none" style:font-name="Open Sans" fo:font-size="10pt" fo:font-style="normal" style:text-underline-style="none" fo:font-weight="normal" style:text-blinking="false" fo:background-color="transparent"/>
    </style:style>
    <style:style style:name="P3" style:family="paragraph" style:parent-style-name="Table_20_Contents">
      <style:paragraph-properties fo:margin-top="0.106cm" fo:margin-bottom="0.106cm" style:contextual-spacing="false" fo:line-height="120%" style:writing-mode="lr-tb"/>
      <style:text-properties fo:font-variant="normal" fo:text-transform="none" fo:color="#000000" loext:opacity="100%" style:text-line-through-style="none" style:text-line-through-type="none" style:font-name="Open Sans" fo:font-size="10pt" fo:font-style="normal" style:text-underline-style="none" fo:font-weight="normal" style:text-blinking="false" fo:background-color="transparent"/>
    </style:style>
    <style:style style:name="P4" style:family="paragraph" style:parent-style-name="Table_20_Contents">
      <style:paragraph-properties fo:margin-top="0cm" fo:margin-bottom="0cm" style:contextual-spacing="false" fo:line-height="120%" style:writing-mode="lr-tb"/>
      <style:text-properties fo:font-variant="normal" fo:text-transform="none" fo:color="#000000" loext:opacity="100%" style:text-line-through-style="none" style:text-line-through-type="none" style:font-name="Open Sans" fo:font-size="10pt" fo:font-style="normal" style:text-underline-style="none" fo:font-weight="normal" officeooo:paragraph-rsid="000b4a79" style:text-blinking="false" fo:background-color="transparent"/>
    </style:style>
    <style:style style:name="P5" style:family="paragraph" style:parent-style-name="Table_20_Contents">
      <style:paragraph-properties fo:margin-top="0cm" fo:margin-bottom="0cm" style:contextual-spacing="false" fo:line-height="120%" style:writing-mode="lr-tb"/>
      <style:text-properties fo:font-variant="normal" fo:text-transform="none" fo:color="#000000" loext:opacity="100%" style:text-line-through-style="none" style:text-line-through-type="none" style:font-name="Open Sans" fo:font-size="10pt" fo:font-style="normal" style:text-underline-style="none" fo:font-weight="normal" officeooo:rsid="0007f718" officeooo:paragraph-rsid="0007f718" style:text-blinking="false" fo:background-color="transparent"/>
    </style:style>
    <style:style style:name="P6" style:family="paragraph" style:parent-style-name="Table_20_Contents">
      <style:paragraph-properties fo:margin-top="0cm" fo:margin-bottom="0cm" style:contextual-spacing="false" fo:line-height="120%" style:writing-mode="lr-tb"/>
      <style:text-properties fo:font-variant="normal" fo:text-transform="none" fo:color="#000000" loext:opacity="100%" style:text-line-through-style="none" style:text-line-through-type="none" style:font-name="Open Sans" fo:font-size="10pt" fo:font-style="normal" style:text-underline-style="none" fo:font-weight="normal" officeooo:rsid="000983ab" officeooo:paragraph-rsid="000983ab" style:text-blinking="false" fo:background-color="transparent"/>
    </style:style>
    <style:style style:name="P7" style:family="paragraph" style:parent-style-name="Table_20_Contents">
      <style:paragraph-properties fo:margin-top="0cm" fo:margin-bottom="0cm" style:contextual-spacing="false" fo:line-height="120%" style:writing-mode="lr-tb"/>
      <style:text-properties fo:font-variant="normal" fo:text-transform="none" fo:color="#000000" loext:opacity="100%" style:text-line-through-style="none" style:text-line-through-type="none" style:font-name="Open Sans" fo:font-size="10pt" fo:font-style="normal" style:text-underline-style="none" fo:font-weight="normal" style:text-blinking="false" fo:background-color="#999999"/>
    </style:style>
    <style:style style:name="P8" style:family="paragraph" style:parent-style-name="Table_20_Contents">
      <style:paragraph-properties fo:margin-top="0cm" fo:margin-bottom="0cm" style:contextual-spacing="false" fo:line-height="120%" style:writing-mode="lr-tb"/>
      <style:text-properties fo:font-variant="normal" fo:text-transform="none" fo:color="#000000" loext:opacity="100%" style:text-line-through-style="none" style:text-line-through-type="none" style:font-name="Open Sans" fo:font-size="10pt" fo:font-style="normal" style:text-underline-style="none" fo:font-weight="bold" style:text-blinking="false" fo:background-color="transparent"/>
    </style:style>
    <style:style style:name="P9" style:family="paragraph" style:parent-style-name="Table_20_Contents">
      <style:paragraph-properties fo:margin-top="0cm" fo:margin-bottom="0cm" style:contextual-spacing="false" fo:line-height="120%" style:writing-mode="lr-tb"/>
      <style:text-properties fo:font-variant="normal" fo:text-transform="none" fo:color="#000000" loext:opacity="100%" style:text-line-through-style="none" style:text-line-through-type="none" style:font-name="Open Sans" fo:font-size="10pt" fo:font-style="normal" style:text-underline-style="none" fo:font-weight="bold" style:text-blinking="false" fo:background-color="#999999"/>
    </style:style>
    <style:style style:name="P10" style:family="paragraph" style:parent-style-name="Table_20_Contents">
      <style:paragraph-properties fo:margin-top="0cm" fo:margin-bottom="0cm" style:contextual-spacing="false" fo:line-height="120%" style:writing-mode="lr-tb"/>
    </style:style>
    <style:style style:name="T1" style:family="text">
      <style:text-properties fo:font-variant="normal" fo:text-transform="none" fo:color="#000000" loext:opacity="100%" style:text-line-through-style="none" style:text-line-through-type="none" style:font-name="Open Sans" fo:font-size="10pt" fo:font-style="normal" style:text-underline-style="none" fo:font-weight="normal" style:text-blinking="false" fo:background-color="transparent" loext:char-shading-value="0"/>
    </style:style>
    <style:style style:name="T2" style:family="text">
      <style:text-properties fo:font-variant="normal" fo:text-transform="none" fo:color="#000000" loext:opacity="100%" style:text-line-through-style="none" style:text-line-through-type="none" style:font-name="Open Sans" fo:font-size="10pt" fo:font-style="normal" style:text-underline-style="none" fo:font-weight="bold" officeooo:rsid="0007f718" style:text-blinking="false" fo:background-color="transparent" loext:char-shading-value="0"/>
    </style:style>
    <style:style style:name="T3" style:family="text">
      <style:text-properties fo:font-variant="normal" fo:text-transform="none" fo:color="#000000" loext:opacity="100%" style:text-line-through-style="none" style:text-line-through-type="none" style:font-name="Open Sans" fo:font-size="10pt" fo:font-style="italic" style:text-underline-style="none" fo:font-weight="normal" style:text-blinking="false" fo:background-color="transparent" loext:char-shading-value="0"/>
    </style:style>
    <style:style style:name="T4" style:family="text">
      <style:text-properties fo:font-variant="normal" fo:text-transform="none" fo:color="#000000" loext:opacity="100%" style:text-line-through-style="none" style:text-line-through-type="none" style:text-underline-style="none" style:text-blinking="false" fo:background-color="transparent" loext:char-shading-value="0"/>
    </style:style>
    <style:style style:name="T5" style:family="text">
      <style:text-properties officeooo:rsid="0007f718"/>
    </style:style>
    <style:style style:name="T6" style:family="text">
      <style:text-properties officeooo:rsid="000983ab"/>
    </style:style>
    <style:style style:name="T7" style:family="text">
      <style:text-properties officeooo:rsid="000b4a7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bookmark text:name="docs-internal-guid-405b65f7-7fff-be09-0ba9-9843c2210123"/></text:p>
      <table:table table:name="Tabela1" table:style-name="Tabela1">
        <table:table-column table:style-name="Tabela1.A"/>
        <table:table-column table:style-name="Tabela1.B"/>
        <table:table-row table:style-name="TableLine2393763856384">
          <table:table-cell table:style-name="Tabela1.A1" office:value-type="string">
            <text:p text:style-name="P2">Caso de utilização:</text:p>
          </table:table-cell>
          <table:table-cell table:style-name="Tabela1.A1" office:value-type="string">
            <text:p text:style-name="P10"><text:span text:style-name="T1">#?: </text:span><text:span text:style-name="T2">Entregar um trabalho</text:span></text:p>
          </table:table-cell>
        </table:table-row>
        <table:table-row table:style-name="TableLine2393763856384">
          <table:table-cell table:style-name="Tabela1.A1" office:value-type="string">
            <text:p text:style-name="P2">Versão:</text:p>
          </table:table-cell>
          <table:table-cell table:style-name="Tabela1.A1" office:value-type="string">
            <text:p text:style-name="P2"/>
          </table:table-cell>
        </table:table-row>
        <table:table-row table:style-name="TableLine2393763856384">
          <table:table-cell table:style-name="Tabela1.A1" office:value-type="string">
            <text:p text:style-name="P3">Breve descrição</text:p>
          </table:table-cell>
          <table:table-cell table:style-name="Tabela1.A1" office:value-type="string">
            <text:p text:style-name="P5">O Aluno acede à página da disciplina, acede à atividade aberta e faz upload do trabalho dentro do formato e período que o Aluno configurar.</text:p>
            <text:p text:style-name="P2"/>
            <text:p text:style-name="P2">O Aluno cria um novo trabalho (=atividade) para os aluno na página da disciplina, escolhendo um dos tipos de trabalho disponíveis. O trabalho fica disponível para os alunos e aceita entregas no formato e período que o Aluno deve configurar.</text:p>
          </table:table-cell>
        </table:table-row>
        <table:table-row table:style-name="TableLine2393763856384">
          <table:table-cell table:style-name="Tabela1.A1" office:value-type="string">
            <text:p text:style-name="P2">Pré-condições:</text:p>
          </table:table-cell>
          <table:table-cell table:style-name="Tabela1.A1" office:value-type="string">
            <text:p text:style-name="P5">O Aluno tem conta ativa.</text:p>
            <text:p text:style-name="P5">A Unidade Curricular (UC) tem edição activa para o presente semestre.</text:p>
            <text:p text:style-name="P5">O Aluno está associado à UC, com o papel de Aluno.</text:p>
            <text:p text:style-name="P2"/>
            <text:p text:style-name="P2">O Aluno tem conta ativa.</text:p>
            <text:p text:style-name="P2">A Unidade Curricular (UC) tem edição activa para o presente semestre.</text:p>
            <text:p text:style-name="P2">O Aluno está associado à UC, com o papel de Aluno (editor).</text:p>
          </table:table-cell>
        </table:table-row>
        <table:table-row table:style-name="TableLine2393763856384">
          <table:table-cell table:style-name="Tabela1.A1" office:value-type="string">
            <text:p text:style-name="P2">Pós-condições</text:p>
          </table:table-cell>
          <table:table-cell table:style-name="Tabela1.A1" office:value-type="string">
            <text:p text:style-name="P5">??</text:p>
            <text:p text:style-name="P5">Atividade disponível na vista do aluno para revisão.</text:p>
            <text:p text:style-name="P2"/>
            <text:p text:style-name="P2">Nova Atividade incluída na coleção de trabalhos da discipina e nas várias vistas associadas (página da UC, manu de acesso rápido aos trabalhos, entradas da Pauta da UC).</text:p>
            <text:p text:style-name="P2">Atividade disponível na vista do aluno (exceto se configrada uma data futura, para o apresentar).</text:p>
          </table:table-cell>
        </table:table-row>
        <table:table-row table:style-name="TableLine2393763856384">
          <table:table-cell table:style-name="Tabela1.A1" office:value-type="string">
            <text:p text:style-name="P2">Fluxo base:</text:p>
          </table:table-cell>
          <table:table-cell table:style-name="Tabela1.A1" office:value-type="string">
            <text:p text:style-name="P8">1. Aceder à página do <text:span text:style-name="T5">aluno</text:span></text:p>
            <text:p text:style-name="P2">Inicia quanto o <text:span text:style-name="T5">Aluno</text:span> acede à sua página “my Elearning” para <text:span text:style-name="T5">submeter</text:span> um trabalho. O sistema verifica a sessão ativa do utilizador. Se necessário, o sistema redireciona para página de autenticação do IdP central. O IdP retorna o contexto da sessão com o perfil do utilizador.</text:p>
            <text:p text:style-name="P8">2.  Selecionar Unidade Curricular </text:p>
            <text:p text:style-name="P2">O sistema lista as UC ativas daquele <text:span text:style-name="T5">aluno</text:span> na página de entrada, de forma destacada. O Aluno seleciona a UC pretendida. O sistema apresenta a página de entrada da disciplina com painéis com opções para administrar a página. Se a UC estiver configurada no modo semanal, o sistema deve posicionar na semana atual, por omissão.</text:p>
            <text:p text:style-name="P9">3. Ativar modo de edição</text:p>
            <text:p text:style-name="P7">No painel de administração, o Aluno escolhe o modo de edição, se necessário. </text:p>
            <text:p text:style-name="P7">O sistema atualiza a página, mostrando opções de edição junto de todos os elementos da página, usando pequenos botões.</text:p>
            <text:p text:style-name="P8">4. <text:span text:style-name="T6">Submissão do trabalho</text:span></text:p>
            <text:p text:style-name="P2">O Aluno <text:span text:style-name="T6">seleciona o trabalho que pretende entregar </text:span>e escolhe a opção/símbolo de <text:span text:style-name="T6">submeter</text:span> atividade colocada nessa zona.</text:p>
            <text:p text:style-name="P8">5.  Configurar os parâmetros d<text:span text:style-name="T6">e submissão</text:span></text:p>
            <text:p text:style-name="P2">O Aluno fornece um título <text:span text:style-name="T6">e anexo(ficheiros de trabalho)</text:span>. </text:p>
            <text:p text:style-name="P2">O sistema propõe valores por omissão para <text:span text:style-name="T6">o autor do</text:span> trabalho disponível.</text:p>
            <text:p text:style-name="P6">O Aluno pode ainda selecionar um tipo de licença que pretende. </text:p>
            <text:p text:style-name="P8"><text:soft-page-break/></text:p>
            <text:p text:style-name="P8">6.  Confirmar <text:span text:style-name="T7">submissão</text:span>.</text:p>
            <text:p text:style-name="P2">O Aluno confirma a <text:span text:style-name="T7">submissão</text:span> do trabalho.</text:p>
            <text:p text:style-name="P4">O sistema destaca <text:span text:style-name="T7">entrega de trabalho fora do tempo limite, atividade fechada, formato inválido, tamanho excessivo do trabalho ou qualquer outro tipo de problema associado ao parâmetros definidos pelo admin ou professor da UC, </text:span>marcando o fundo com uma cor de aviso.</text:p>
            <text:p text:style-name="P2">O sistema mostra a página principal da UC, posicionada no sítio onde foi criado o trabalho. </text:p>
          </table:table-cell>
        </table:table-row>
        <table:table-row table:style-name="TableLine2393763856384">
          <table:table-cell table:style-name="Tabela1.A1" office:value-type="string">
            <text:p text:style-name="P2">Fluxos alternativos:</text:p>
          </table:table-cell>
          <table:table-cell table:style-name="Tabela1.A1" office:value-type="string">
            <text:p text:style-name="P8">Passo 1: Aluno não está nesta UC</text:p>
            <text:p text:style-name="P2">O sistema verifica que o doente não pertence à UC e mostra uma mensagem de erro. A navegação retorna a página de entrada do utilizador. </text:p>
            <text:p text:style-name="P8">FA1: Duplicar trabalho existente</text:p>
            <text:p text:style-name="P2">O Aluno pode optar por duplicar um trabalho que já existia. No passo 3, escolhe a opção de duplicar. O sistema cria um novo trabalho, com as mesmas configurações e abre a página de edição do trabalho. Ver CaU “Editar actividade”.</text:p>
            <text:p text:style-name="P8">FA2: Importar de outra UC </text:p>
            <text:p text:style-name="P2">O Aluno pode optar por criar o  novo trabalho com as definições de um trabalho definido noutra UC. Ver extensão: Importar trabalho de outra UC.</text:p>
            <text:p text:style-name="P8">FA3: Carregar ficheiro com descrição.</text:p>
            <text:p text:style-name="P2">O Aluno pode anexar ficheiros na descrição do trabalho, escolhendo do sistema de ficheiros.</text:p>
          </table:table-cell>
        </table:table-row>
        <table:table-row table:style-name="TableLine2393763856384">
          <table:table-cell table:style-name="Tabela1.A1" office:value-type="string">
            <text:p text:style-name="P2">Exceções:</text:p>
          </table:table-cell>
          <table:table-cell table:style-name="Tabela1.A1" office:value-type="string">
            <text:p text:style-name="P8">Ex1: Sistema de autenticação indisponível</text:p>
            <text:p text:style-name="P1"/>
            <text:p text:style-name="P8">Ex2: Passo 1: Aluno não está nesta UC</text:p>
            <text:p text:style-name="Table_20_Contents"/>
          </table:table-cell>
        </table:table-row>
        <table:table-row table:style-name="TableLine2393763856384">
          <table:table-cell table:style-name="Tabela1.A1" office:value-type="string">
            <text:p text:style-name="P2">Requisitos especiais:</text:p>
          </table:table-cell>
          <table:table-cell table:style-name="Tabela1.A1" office:value-type="string">
            <text:p text:style-name="P10"><text:span text:style-name="T1">[Usabilidade] O campos de texto livre devem suportar texto com hipermedia, inserido com o apoio de um </text:span><text:span text:style-name="T3">widget</text:span><text:span text:style-name="T4"> </text:span><text:span text:style-name="T1">com opções para formatar o texto e colocar hiperligações.</text:span></text:p>
            <text:p text:style-name="P10"><text:span text:style-name="T1">[Usabilidade] A escolha de ficheiros do sistema de ficheiros deve, em alternativa, suportar </text:span><text:span text:style-name="T3">drag-and-drop</text:span><text:span text:style-name="T4"> </text:span><text:span text:style-name="T1">para a página.</text:span></text:p>
            <text:p text:style-name="P2">[Desempenho] A autenticação com o IdP tem de responder em menos de 2 segs.</text:p>
          </table:table-cell>
        </table:table-row>
        <table:table-row table:style-name="TableLine2393763856384">
          <table:table-cell table:style-name="Tabela1.A1" office:value-type="string">
            <text:p text:style-name="P2">Aspetos em aberto:</text:p>
          </table:table-cell>
          <table:table-cell table:style-name="Tabela1.A1" office:value-type="string">
            <text:p text:style-name="P2">As edições de uma UC de semestres passados podem ser editadas? </text:p>
          </table:table-cell>
        </table:table-row>
      </table:table>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 Sans" svg:font-family="'Open Sans',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t" fo:country="PT"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PT"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3-16T12:34:16.103000000</meta:creation-date>
    <dc:date>2022-03-16T13:03:52.707000000</dc:date>
    <meta:editing-duration>PT8M55S</meta:editing-duration>
    <meta:editing-cycles>1</meta:editing-cycles>
    <meta:document-statistic meta:table-count="1" meta:image-count="0" meta:object-count="0" meta:page-count="2" meta:paragraph-count="54" meta:word-count="678" meta:character-count="4071" meta:non-whitespace-character-count="3435"/>
    <meta:generator>LibreOffice/7.3.1.3$Windows_X86_64 LibreOffice_project/a69ca51ded25f3eefd52d7bf9a5fad8c90b87951</meta:generator>
  </office:meta>
</office:document-meta>
</file>